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26.54cm" svg:x="5cm" svg:y="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>
            <draw:custom-shape draw:style-name="gr2" draw:text-style-name="P1" draw:layer="layout" svg:width="1cm" svg:height="1cm" svg:x="2.4cm" svg:y="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9cm" svg:y1="7.8cm" svg:x2="2.9cm" svg:y2="9.3cm">
              <text:p/>
            </draw:line>
            <draw:line draw:style-name="gr3" draw:text-style-name="P1" draw:layer="layout" svg:x1="2.5cm" svg:y1="10.2cm" svg:x2="2.9cm" svg:y2="9.3cm">
              <text:p/>
            </draw:line>
            <draw:line draw:style-name="gr3" draw:text-style-name="P1" draw:layer="layout" svg:x1="3.5cm" svg:y1="10.2cm" svg:x2="2.9cm" svg:y2="9.3cm">
              <text:p/>
            </draw:line>
            <draw:line draw:style-name="gr3" draw:text-style-name="P1" draw:layer="layout" svg:x1="2.4cm" svg:y1="8.4cm" svg:x2="3.4cm" svg:y2="8.4cm">
              <text:p/>
            </draw:line>
          </draw:g>
          <draw:frame draw:style-name="gr4" draw:text-style-name="P2" draw:layer="layout" svg:width="2.648cm" svg:height="0.806cm" svg:x="1.6cm" svg:y="10.2cm">
            <draw:text-box>
              <text:p><text:span text:style-name="T1">Archiviste</text:span></text:p>
            </draw:text-box>
          </draw:frame>
        </draw:g>
        <draw:custom-shape draw:style-name="gr5" draw:text-style-name="P3" xml:id="id2" draw:id="id2" draw:layer="layout" svg:width="3.9cm" svg:height="1.8cm" svg:x="8.4cm" svg:y="1.4cm">
          <text:p text:style-name="P1"><text:span text:style-name="T2">UC00 : Gérer la </text:span><text:span text:style-name="T2"><text:line-break/></text:span><text:span text:style-name="T2">liste des pat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5.4cm" svg:height="2.3cm" svg:x="7.7cm" svg:y="3.4cm">
          <text:p text:style-name="P1"><text:span text:style-name="T2">UC01 : Gérer la liste des </text:span><text:span text:style-name="T2"><text:line-break/></text:span><text:span text:style-name="T2">diagnostics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5.9cm" svg:height="2.4cm" svg:x="7.4cm" svg:y="5.8cm">
          <text:p text:style-name="P1"><text:span text:style-name="T2">UC02 : Entrer les données </text:span><text:span text:style-name="T2"><text:line-break/></text:span><text:span text:style-name="T2">du CS d’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5.9cm" svg:height="2.4cm" svg:x="7.3cm" svg:y="8.4cm">
          <text:p text:style-name="P1"><text:span text:style-name="T2">UC03 : Gérer la liste des </text:span><text:span text:style-name="T2"><text:line-break/></text:span><text:span text:style-name="T2">progression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5.9cm" svg:height="2.4cm" svg:x="7.4cm" svg:y="10.9cm">
          <text:p text:style-name="P1"><text:span text:style-name="T2">UC04 : Gérer la liste des </text:span><text:span text:style-name="T2"><text:line-break/></text:span><text:span text:style-name="T2">traitements d'un diagnosti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cm" svg:height="3cm" svg:x="6.9cm" svg:y="13.5cm">
          <text:p text:style-name="P1"><text:span text:style-name="T2">UC05 : Gérer la liste des éléments </text:span><text:span text:style-name="T2"><text:line-break/></text:span><text:span text:style-name="T2">de rapport d'un traitem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6.5cm" svg:height="2.4cm" svg:x="7.3cm" svg:y="16.6cm">
          <text:p text:style-name="P1"><text:span text:style-name="T2">UC06 : Valider les informations</text:span></text:p>
          <text:p text:style-name="P1"><text:span text:style-name="T2"><text:s/></text:span><text:span text:style-name="T2">du RQC d'un patien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5.9cm" svg:height="2.4cm" svg:x="7.6cm" svg:y="19.2cm">
          <text:p text:style-name="P1"><text:span text:style-name="T2">UC07 : Envoyer des </text:span></text:p>
          <text:p text:style-name="P1"><text:span text:style-name="T2">données a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2cm" svg:height="2.7cm" svg:x="7.2cm" svg:y="21.8cm">
          <text:p text:style-name="P1"><text:span text:style-name="T2">UC08 : Recevoir les validations </text:span></text:p>
          <text:p text:style-name="P1"><text:span text:style-name="T2">de réception de données du RQ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5.1cm" svg:height="2cm" svg:x="8cm" svg:y="24.6cm">
          <text:p text:style-name="P1"><text:span text:style-name="T2">UC09 : S'authentifier </text:span></text:p>
          <text:p text:style-name="P1"><text:span text:style-name="T2">Auprès de SARDO 2.0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g>
            <draw:custom-shape draw:style-name="gr2" draw:text-style-name="P1" draw:layer="layout" svg:width="1cm" svg:height="1cm" svg:x="18.352cm" svg:y="13.8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852cm" svg:y1="14.894cm" svg:x2="18.852cm" svg:y2="16.394cm">
              <text:p/>
            </draw:line>
            <draw:line draw:style-name="gr3" draw:text-style-name="P1" draw:layer="layout" svg:x1="18.452cm" svg:y1="17.294cm" svg:x2="18.852cm" svg:y2="16.394cm">
              <text:p/>
            </draw:line>
            <draw:line draw:style-name="gr3" draw:text-style-name="P1" draw:layer="layout" svg:x1="19.452cm" svg:y1="17.294cm" svg:x2="18.852cm" svg:y2="16.394cm">
              <text:p/>
            </draw:line>
            <draw:line draw:style-name="gr3" draw:text-style-name="P1" draw:layer="layout" svg:x1="18.352cm" svg:y1="15.494cm" svg:x2="19.352cm" svg:y2="15.494cm">
              <text:p/>
            </draw:line>
          </draw:g>
          <draw:frame draw:style-name="gr6" draw:text-style-name="P2" draw:layer="layout" svg:width="1.598cm" svg:height="0.806cm" svg:x="18.102cm" svg:y="17.494cm">
            <draw:text-box>
              <text:p><text:span text:style-name="T1">RQC</text:span></text:p>
            </draw:text-box>
          </draw:frame>
        </draw:g>
        <draw:connector draw:style-name="gr7" draw:text-style-name="P1" draw:layer="layout" draw:type="curve" svg:x1="4.248cm" svg:y1="8.903cm" svg:x2="8.4cm" svg:y2="2.3cm" draw:start-shape="id1" draw:start-glue-point="1" draw:end-shape="id2" draw:end-glue-point="6" svg:d="m4248 8903c3114 0 1038-6603 4152-6603">
          <text:p/>
        </draw:connector>
        <draw:connector draw:style-name="gr7" draw:text-style-name="P1" draw:layer="layout" draw:type="curve" svg:x1="4.248cm" svg:y1="8.903cm" svg:x2="7.7cm" svg:y2="4.55cm" draw:start-shape="id1" draw:start-glue-point="1" draw:end-shape="id3" svg:d="m4248 8903c2589 0 863-4353 3452-4353">
          <text:p/>
        </draw:connector>
        <draw:connector draw:style-name="gr7" draw:text-style-name="P1" draw:layer="layout" draw:type="curve" svg:x1="4.248cm" svg:y1="8.903cm" svg:x2="7.4cm" svg:y2="7cm" draw:start-shape="id1" draw:start-glue-point="1" draw:end-shape="id4" draw:end-glue-point="6" svg:d="m4248 8903c2364 0 788-1903 3152-1903">
          <text:p/>
        </draw:connector>
        <draw:connector draw:style-name="gr7" draw:text-style-name="P1" draw:layer="layout" draw:type="curve" svg:x1="4.248cm" svg:y1="8.903cm" svg:x2="7.3cm" svg:y2="9.6cm" draw:start-shape="id1" draw:start-glue-point="1" draw:end-shape="id5" draw:end-glue-point="6" svg:d="m4248 8903c2289 0 763 697 3052 697">
          <text:p/>
        </draw:connector>
        <draw:connector draw:style-name="gr7" draw:text-style-name="P1" draw:layer="layout" draw:type="curve" svg:x1="4.248cm" svg:y1="8.903cm" svg:x2="7.4cm" svg:y2="12.1cm" draw:start-shape="id1" draw:start-glue-point="1" draw:end-shape="id6" draw:end-glue-point="6" svg:d="m4248 8903c2364 0 788 3197 3152 3197">
          <text:p/>
        </draw:connector>
        <draw:connector draw:style-name="gr7" draw:text-style-name="P1" draw:layer="layout" draw:type="curve" svg:x1="4.248cm" svg:y1="8.903cm" svg:x2="6.9cm" svg:y2="15cm" draw:start-shape="id1" draw:start-glue-point="1" draw:end-shape="id7" draw:end-glue-point="6" svg:d="m4248 8903c1989 0 663 6097 2652 6097">
          <text:p/>
        </draw:connector>
        <draw:connector draw:style-name="gr7" draw:text-style-name="P1" draw:layer="layout" draw:type="curve" svg:x1="4.248cm" svg:y1="8.903cm" svg:x2="7.3cm" svg:y2="17.8cm" draw:start-shape="id1" draw:start-glue-point="1" draw:end-shape="id8" draw:end-glue-point="6" svg:d="m4248 8903c2289 0 763 8897 3052 8897">
          <text:p/>
        </draw:connector>
        <draw:connector draw:style-name="gr8" draw:text-style-name="P1" draw:layer="layout" draw:type="curve" svg:x1="4.244cm" svg:y1="8.903cm" svg:x2="7.2cm" svg:y2="23.15cm" draw:start-shape="id1" draw:start-glue-point="1" draw:end-shape="id9" draw:end-glue-point="6" svg:d="m4244 8903c2217 0 739 14247 2956 14247">
          <text:p/>
        </draw:connector>
        <draw:connector draw:style-name="gr7" draw:text-style-name="P1" draw:layer="layout" draw:type="curve" svg:x1="4.248cm" svg:y1="8.903cm" svg:x2="8cm" svg:y2="25.6cm" draw:start-shape="id1" draw:start-glue-point="1" draw:end-shape="id10" svg:d="m4248 8903c2814 0 938 16697 3752 16697">
          <text:p/>
        </draw:connector>
        <draw:connector draw:style-name="gr9" draw:text-style-name="P1" draw:layer="layout" draw:type="curve" svg:x1="18.102cm" svg:y1="16.097cm" svg:x2="13.5cm" svg:y2="20.4cm" draw:start-shape="id11" draw:start-glue-point="3" draw:end-shape="id12" draw:end-glue-point="10" svg:d="m18102 16097c-3450 0-1149 4303-4602 4303">
          <text:p/>
        </draw:connector>
        <draw:connector draw:style-name="gr9" draw:text-style-name="P1" draw:layer="layout" draw:type="curve" svg:x1="18.102cm" svg:y1="16.097cm" svg:x2="14.4cm" svg:y2="23.15cm" draw:start-shape="id11" draw:start-glue-point="3" draw:end-shape="id9" draw:end-glue-point="10" svg:d="m18102 16097c-2775 0-924 7053-3702 7053">
          <text:p/>
        </draw:connector>
        <draw:frame draw:style-name="gr4" draw:layer="layout" svg:width="3.817cm" svg:height="0.963cm" svg:x="8.3cm" svg:y="0.437cm">
          <draw:text-box>
            <text:p>SARDO 2.0</text:p>
          </draw:text-box>
        </draw:frame>
        <draw:frame draw:style-name="gr10" draw:layer="layout" svg:width="0.502cm" svg:height="1.204cm" svg:x="27.3cm" svg:y="10.2cm">
          <draw:text-box>
            <text:p/>
          </draw:text-box>
        </draw:frame>
        <draw:g xml:id="id13" draw:id="id13">
          <draw:g>
            <draw:custom-shape draw:style-name="gr2" draw:text-style-name="P1" draw:layer="layout" svg:width="1cm" svg:height="1cm" svg:x="18.152cm" svg:y="2.7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652cm" svg:y1="3.794cm" svg:x2="18.652cm" svg:y2="5.294cm">
              <text:p/>
            </draw:line>
            <draw:line draw:style-name="gr3" draw:text-style-name="P1" draw:layer="layout" svg:x1="18.252cm" svg:y1="6.194cm" svg:x2="18.652cm" svg:y2="5.294cm">
              <text:p/>
            </draw:line>
            <draw:line draw:style-name="gr3" draw:text-style-name="P1" draw:layer="layout" svg:x1="19.252cm" svg:y1="6.194cm" svg:x2="18.652cm" svg:y2="5.294cm">
              <text:p/>
            </draw:line>
            <draw:line draw:style-name="gr3" draw:text-style-name="P1" draw:layer="layout" svg:x1="18.152cm" svg:y1="4.394cm" svg:x2="19.152cm" svg:y2="4.394cm">
              <text:p/>
            </draw:line>
          </draw:g>
          <draw:frame draw:style-name="gr6" draw:text-style-name="P2" draw:layer="layout" svg:width="2.047cm" svg:height="1.361cm" svg:x="17.902cm" svg:y="6.394cm">
            <draw:text-box>
              <text:p><text:span text:style-name="T1">Index</text:span><text:span text:style-name="T1"><text:line-break/></text:span><text:span text:style-name="T1">Patient</text:span></text:p>
            </draw:text-box>
          </draw:frame>
        </draw:g>
        <draw:connector draw:style-name="gr7" draw:text-style-name="P1" draw:layer="layout" draw:type="curve" svg:x1="12.3cm" svg:y1="2.3cm" svg:x2="17.902cm" svg:y2="5.274cm" draw:start-shape="id2" draw:start-glue-point="10" draw:end-shape="id13" draw:end-glue-point="3" svg:d="m12300 2300c4203 0 1402 2974 5602 2974">
          <text:p/>
        </draw:connector>
        <draw:g xml:id="id14" draw:id="id14">
          <draw:g>
            <draw:custom-shape draw:style-name="gr2" draw:text-style-name="P1" draw:layer="layout" svg:width="1cm" svg:height="1cm" svg:x="17.917cm" svg:y="1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8.417cm" svg:y1="20.8cm" svg:x2="18.417cm" svg:y2="22.3cm">
              <text:p/>
            </draw:line>
            <draw:line draw:style-name="gr3" draw:text-style-name="P1" draw:layer="layout" svg:x1="18.017cm" svg:y1="23.2cm" svg:x2="18.417cm" svg:y2="22.3cm">
              <text:p/>
            </draw:line>
            <draw:line draw:style-name="gr3" draw:text-style-name="P1" draw:layer="layout" svg:x1="19.017cm" svg:y1="23.2cm" svg:x2="18.417cm" svg:y2="22.3cm">
              <text:p/>
            </draw:line>
            <draw:line draw:style-name="gr3" draw:text-style-name="P1" draw:layer="layout" svg:x1="17.917cm" svg:y1="21.4cm" svg:x2="18.917cm" svg:y2="21.4cm">
              <text:p/>
            </draw:line>
          </draw:g>
          <draw:frame draw:style-name="gr6" draw:text-style-name="P2" draw:layer="layout" svg:width="2.233cm" svg:height="0.806cm" svg:x="17.4cm" svg:y="23.4cm">
            <draw:text-box>
              <text:p><text:span text:style-name="T1">Horloge</text:span></text:p>
            </draw:text-box>
          </draw:frame>
        </draw:g>
        <draw:connector draw:style-name="gr7" draw:text-style-name="P1" draw:layer="layout" draw:type="curve" svg:x1="17.4cm" svg:y1="22.003cm" svg:x2="14.4cm" svg:y2="23.15cm" draw:start-shape="id14" draw:start-glue-point="3" draw:end-shape="id9" draw:end-glue-point="10" svg:d="m17400 22003c-2248 0-749 1147-3000 1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2T22:35:42.54</meta:creation-date>
    <dc:date>2013-11-21T16:25:59.10</dc:date>
    <meta:editing-duration>PT17M43S</meta:editing-duration>
    <meta:editing-cycles>4</meta:editing-cycles>
    <meta:generator>LibreOffice/3.6$Windows_x86 LibreOffice_project/e29a214-2bbed72-0621de6-a97528c-8f066d</meta:generator>
    <meta:document-statistic meta:object-count="58"/>
  </office:meta>
</office:document-meta>
</file>